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699" officeooo:paragraph-rsid="000d76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03:07.016316157</meta:creation-date>
    <dc:date>2017-12-06T13:03:48.263561597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6.1.0.0.alpha0$Linux_X86_64 LibreOffice_project/121eccad6442f5c112c87195fde12a0418027101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10067007f00a900f70013004a00cd00aa0068005d006700d900f800cb0022">
    <SignedInfo>
      <CanonicalizationMethod Algorithm="http://www.w3.org/TR/2001/REC-xml-c14n-20010315"/>
      <SignatureMethod Algorithm="http://www.w3.org/2001/04/xmldsig-more#rsa-sha512"/>
      <Reference URI="styles.xml">
        <Transforms>
          <Transform Algorithm="http://www.w3.org/TR/2001/REC-xml-c14n-20010315"/>
        </Transforms>
        <DigestMethod Algorithm="http://www.w3.org/2001/04/xmlenc#sha512"/>
        <DigestValue>64AMA+JZ0Sz7B727qUxnmeyHaCQWa8XsaFgfhreW2nWenm9c/YVDDJFPQeo3z5Vh
RvrIGk0ewS40ZTYOraEez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Dxjs1oPC+NjJ3lTBgk3JTUGL3ifHlld+zS8qokKUqDXrelCO1rnV5nMEfochHnHP
NDtdaTdqMXblf0tWxgOtk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MvtjOB39WLO/Og9T56Ypl1/XLuHPmuEPdeheJaRDOs05CUioC8Mu54zhMb9IYaqd
k37/rEuHxD0IR8jTnGVqiA==</DigestValue>
      </Reference>
      <Reference URI="Thumbnails/thumbnail.png">
        <DigestMethod Algorithm="http://www.w3.org/2001/04/xmlenc#sha512"/>
        <DigestValue>fCOz9f3karrgtq89JNmUOpgG52Lk1nMlqJEVAJ1Fs9vYZvB/4bAUTKK9iwSSwc7e
j1/uACloq5eaI6Q9gh/6Bw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+M8fTKSeoL2A12xGVBjhANBO/s5KM8ZzGVx06ZEBjMog9y56JPimYmpuFe9igWhp
RBh0e+g3cuj9+SDogRzG0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74xmYd0dsmkW1OqkNwEABLTm61luMhW9wL5FORBSws2cm30e6kRVs8cY8XxTP8nn
Gac39a4luK0SzCZ1MFGnuA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#ID_00e7004b00dd008f006600b5004f008500840070004900e0000200e500d20079">
        <DigestMethod Algorithm="http://www.w3.org/2001/04/xmlenc#sha512"/>
        <DigestValue>t9pt9NFhTJIKM+Z1Cshv+K+gCxMipcm7HP3djoYOC4IUFbI+TqSL7ca9lpxmym+a
7jfbhnnL2EsGFzhA69j0qQ==</DigestValue>
      </Reference>
      <Reference URI="#idSignedProperties">
        <DigestMethod Algorithm="http://www.w3.org/2001/04/xmlenc#sha512"/>
        <DigestValue>qfQShN/wSjnclkk1qSYQ8ITUu/tWvXiZ+Z4hS54h4D+13HSPdf4Lf1+H2m7iaACj
fP9bFwgxLtCMryczAmp1aA==</DigestValue>
      </Reference>
      <Reference URI="#ID_009d0037001a0048001d0005004400c200a40091001100570083002000bd001b">
        <DigestMethod Algorithm="http://www.w3.org/2001/04/xmlenc#sha512"/>
        <DigestValue>k9p2ES+GXpfwmH6wyI6GUxONK2uKK13q/lQjCXgmAKBTmPTnmjimTmfp/HcMywqj
8ym5owbz3WmapWbS3Iym5Q==</DigestValue>
      </Reference>
    </SignedInfo>
    <SignatureValue>LS0tLS1CRUdJTiBQR1AgU0lHTkFUVVJFLS0tLS0KVmVyc2lvbjogR251UEcgdjIKCmlRRjhCQUFCQ2d
CbUJRSmFKOXkvWHhTQUFBQUFBQzRBS0dsemMzVmxjaTFtY0hKQWJtOTBZWFJwYjI1ekxtOXcKWlc1d1
ozQXVabWxtZEdob2IzSnpaVzFoYmk1dVpYUTVNMFkzTlRnME1ETXhSRGxDTnpSQk5UZENRamc1UkVaR
ApORFk0UVRBMFJrTkJOVEkyUVRsR0FBb0pFTVJvb0UvS1VtcWY3N01JQUo3VlNWclJFLzE4UGtLUEox
cU5lS1FhCmFzV3ppb2pOMS8waXgreWdLRDBFVzhISE1ZcXFGT3Y4LzJhZjBqU3hNRjl2aDBmNWlrVVp
lK203eURQQmVEVm4KeXVjUExlZEpncWtpZGlUbjNqM29oZ1V4Wkx3a1YzellTZlcyclVKenN4TWhYeD
VqemRvSjJHZ2NuRDMzR001UQpZREpjb2JpSlEwNHh6dFpoSTIrV3Y1VzVOVG5ieG5meDdoeW1pOC8wV
Ut0QzQ0UVNhS1dJUUtHSHdrWURoTEMwCmFtL1FwWUM0SFI4NXNySzhTNnJQc0c2Vzd3N2FVWjBOTUE0
cmFXRy9WUXU1U05SM3Zlb092OHE5blpCVytUZU8KcEt1WUU3bjcrNDNCSUZWbVdoeFhIYUFsQ1YrM1Y
3Vnp6M1VPVitQWEJmdUQzM05FOEtaekUwMUF4SkRsblFFPQo9bVpIdAotLS0tLUVORCBQR1AgU0lHTk
FUVVJFLS0tLS0K</SignatureValue>
    <KeyInfo>
      <PGPData xmlns:loext="urn:org:documentfoundation:names:experimental:office:xmlns:loext:1.0">
        <PGPKeyID>OTNGNzU4NDAzMUQ5Qjc0QTU3QkI4OURGQzQ2OEEwNEZDQTUyNkE5Rg==</PGPKeyID>
        <PGPKeyPacket>LS0tLS1CRUdJTiBQR1AgUFVCTElDIEtFWSBCTE9DSy0tLS0tClZlcnNpb246IEdudVBHIHYyCgptUUVOQkZvbjJjNEJDQURWM1VEMmFPZ3N2VFZKcnlBalFiNEpsRVlMSjZlQkZtZU5FMkFFMmk3Y3gzdi9tNTVJCjlSSVRuUUtmdkF2TGxpaFZ5aStBTXRIaGVNKzM3cjVMN0NKOWYxL2hZUURtV1hNMjRHTm9GK3RJRzFNemM1OXkKcGJ0SEJGMEFkcVBpem9hdU5BZmtvU0gxOGtZUHhzNFdpMVVjaUJSRExOTkxRWmVFYXM1Nm5MMWlScTNOd09MNQpqdnhLSXB0T2R0OWliMmF4eTE3dWNEMlM0OSsrVll4RjVjMmVuOFdRVnZvQWQvWm5sVGd0UGVyNExtdjdleEVWCkZxbXpuVmlxOEpkVXlvSUdNZUhaRTd1SHBTM05LVVkvUCs4ZjY2a3JxM2YvY3VvcWZuKzhpaDhWZkxiUFh6NHQKYmt4dzFMeVlxUjB2bUNyVHFGZ215VXNOcVdtY1o2Q3lwTWwzQUJFQkFBRzBPM1JsYzNRZ2EyVjVJQzBnYjI1cwplU0J6YVdkdWFXNW5JRHhzYVdKeVpXOW1abWxqWlVCc2FYTjBjeTVtY21WbFpHVnphM1J2Y0M1dmNtYytpUUU1CkJCTUJBZ0FqQlFKYUo5bk9BaHNEQndzSkNBY0RBZ0VHRlFnQ0NRb0xCQllDQXdFQ0hnRUNGNEFBQ2drUXhHaWcKVDhwU2FwOFVnZ2YvWnh5R29rMVllZWdUaEljWXAzZGNTWkdmTk10Yng1a2RZMDVlWTZvRENMTXl6K0FwQXZWawpsL3B2V21VME1LOWJObjhrZnh5VUZjSjlHMHJ3YXB6SXdzTDVMaWRaTEhUWVpqQkRacVNpekc1RjFTd1pLK3NRCjlwUEtSYTlUcUFNTEVRZnVBTVJYWXp2L1psRmpyNGJCWTN6YzRCUlF4T2h6TVBvekRoQ21VbHhHZStRWHd5M1YKWEp6cE5VN1N3K2k1alR5VG9XNEhYT1VtekV4dEkxTllaRzNhd3dTTzZZV2J4V2JjcTBlQ1BBVHNqY0tpSk96bQp5TjBXdnMxZGlqL2hIRHQrVDVkRlRvNWpqbHFLYzZKbHRCT1lobXYxRnpNakFPSG5sQ0xVVXRMeUIwNmYyaFdsClM2NWZST2NEcC9kMi9DRFhEdUc1K1JwajlQNFp3Z2JrdVE9PQo9dy9jTwotLS0tLUVORCBQR1AgUFVCTElDIEtFWSBCTE9DSy0tLS0tCg==</PGPKeyPacket>
        <loext:PGPOwner>test key - only signing &lt;libreoffice@lists.freedesktop.org&gt;</loext:PGPOwner>
      </PGPData>
    </KeyInfo>
    <Object>
      <SignatureProperties>
        <SignatureProperty Id="ID_00e7004b00dd008f006600b5004f008500840070004900e0000200e500d20079" Target="#ID_00310067007f00a900f70013004a00cd00aa0068005d006700d900f800cb0022">
          <dc:date xmlns:dc="http://purl.org/dc/elements/1.1/">2017-12-06T13:04:15.340074722</dc:date>
        </SignatureProperty>
        <SignatureProperty Id="ID_009d0037001a0048001d0005004400c200a40091001100570083002000bd001b" Target="#ID_00310067007f00a900f70013004a00cd00aa0068005d006700d900f800cb0022">
          <dc:description xmlns:dc="http://purl.org/dc/elements/1.1/">Test signature</dc:description>
        </SignatureProperty>
      </SignatureProperties>
    </Object>
    <Object xmlns:xd="http://uri.etsi.org/01903/v1.3.2#">
      <xd:QualifyingProperties Target="#ID_00310067007f00a900f70013004a00cd00aa0068005d006700d900f800cb0022">
        <xd:SignedProperties Id="idSignedProperties">
          <xd:SignedSignatureProperties>
            <xd:SigningTime>2017-12-06T13:04:15.340074722</xd:SigningTime>
            <xd:SigningCertificate>
              <xd:Cert>
                <xd:CertDigest>
                  <DigestMethod Algorithm="http://www.w3.org/2001/04/xmlenc#sha256"/>
                  <DigestValue>OTNGNzU4NDAzMUQ5Qjc0QTU3QkI4OURGQzQ2OEEwNEZDQTUyNkE5Rg=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